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0000000100E315EDB1871162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family-generic="swiss" style:font-pitch="variable"/>
    <style:font-face style:name="Noto Sans Light2" svg:font-family="'Noto Sans Light'" style:font-adornments="Light" style:font-family-generic="swiss" style:font-pitch="variable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Header">
      <style:text-properties style:font-name="Noto Sans Light2" fo:font-size="8pt" officeooo:rsid="0009b918" officeooo:paragraph-rsid="0009b918" style:font-size-asian="8pt" style:font-size-complex="8pt"/>
    </style:style>
    <style:style style:name="P2" style:family="paragraph" style:parent-style-name="Standard">
      <style:text-properties style:font-name="Noto Sans Light1" fo:font-size="7pt" fo:font-weight="bold" officeooo:paragraph-rsid="0009b918" style:font-size-asian="7pt" style:font-weight-asian="bold" style:font-size-complex="7pt" style:font-weight-complex="bold"/>
    </style:style>
    <style:style style:name="P3" style:family="paragraph" style:parent-style-name="Standard">
      <style:text-properties style:font-name="Noto Sans Light1" fo:font-size="7pt" fo:font-weight="bold" style:font-size-asian="7pt" style:font-weight-asian="bold" style:font-size-complex="7pt" style:font-weight-complex="bold"/>
    </style:style>
    <style:style style:name="P4" style:family="paragraph" style:parent-style-name="Standard">
      <style:text-properties style:font-name="Noto Sans Light1" fo:font-size="7pt" style:font-size-asian="7pt" style:font-size-complex="7pt"/>
    </style:style>
    <style:style style:name="P5" style:family="paragraph" style:parent-style-name="Standard">
      <style:text-properties style:font-name="Noto Sans Light1" fo:font-size="7pt" style:font-size-asian="7pt" style:font-size-complex="7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2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  <style:text-properties fo:color="#2f5361" loext:opacity="100%" loext:color-lum-mod="100%" loext:color-lum-off="0%" style:font-name="Source Sans Pro" fo:font-weight="bold" style:font-weight-asian="bold" style:font-weight-complex="bold"/>
    </style:style>
    <style:style style:name="P10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P11" style:family="paragraph">
      <loext:graphic-properties draw:fill-color="#73ba25"/>
    </style:style>
    <style:style style:name="T1" style:family="text">
      <style:text-properties fo:color="#2f5361" loext:opacity="100%" style:font-name="Noto Sans Light" fo:font-size="7pt" fo:font-style="normal" fo:font-weight="normal" style:font-size-asian="7pt" style:font-style-asian="normal" style:font-weight-asian="normal"/>
    </style:style>
    <style:style style:name="T2" style:family="text">
      <style:text-properties officeooo:rsid="000a67a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9b918"/>
    </style:style>
    <style:style style:name="T5" style:family="text">
      <style:text-properties officeooo:rsid="0010ea5b"/>
    </style:style>
    <style:style style:name="T6" style:family="text">
      <style:text-properties fo:color="#2f5361" loext:opacity="100%" style:font-name="Noto Sans Light2" fo:font-size="7pt" fo:font-weight="normal" style:font-size-asian="7pt" style:font-weight-asian="normal" style:font-size-complex="7pt" style:font-weight-complex="normal"/>
    </style:style>
    <style:style style:name="T7" style:family="text">
      <style:text-properties fo:color="#2f5361" loext:opacity="100%" style:font-name="Source Sans Pro" fo:font-weight="bold" style:font-weight-asian="bold" style:font-weight-complex="bold"/>
    </style:style>
    <style:style style:name="T8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Choose the correct option:</text:p>
      <text:p text:style-name="P4">a) opensuse</text:p>
      <text:p text:style-name="P4">b) openSuSE</text:p>
      <text:p text:style-name="P4">c) Open, SUSE!</text:p>
      <text:p text:style-name="P4">d) openSUSE</text:p>
      <text:p text:style-name="P4"/>
      <text:p text:style-name="P3">2. How does a chameleon change color?</text:p>
      <text:p text:style-name="P4">a) According to the mood</text:p>
      <text:p text:style-name="P4">b) According to the Pantone color chart</text:p>
      <text:p text:style-name="P4">c) By order</text:p>
      <text:p text:style-name="P4">d) According to <text:span text:style-name="T4">the color of your t-shirt</text:span></text:p>
      <text:p text:style-name="P4"/>
      <text:p text:style-name="P3">3. What are the names of the two main openSUSE distributions?</text:p>
      <text:p text:style-name="P4">a) openSUSE and closedSUSE</text:p>
      <text:p text:style-name="P4">b) openSUSE Leap and openSUSE Tumbleweed</text:p>
      <text:p text:style-name="P4">c) openSUSE Pat and openSUSE Mat</text:p>
      <text:p text:style-name="P4">d) openSUSE Geeko and openSUSE Leap</text:p>
      <text:p text:style-name="P4"/>
      <text:p text:style-name="P3">4. What does the acronym YaST mean?</text:p>
      <text:p text:style-name="P4">a) Yet another Timetracking Service</text:p>
      <text:p text:style-name="P4">b) You are So Tired</text:p>
      <text:p text:style-name="P4">c) Yet another Setup Tool</text:p>
      <text:p text:style-name="P4">d) Yetti and The Snowman</text:p>
      <text:p text:style-name="P4"/>
      <text:p text:style-name="P3">5. What cannot be tested in openQA?</text:p>
      <text:p text:style-name="P4">a) ASCII art</text:p>
      <text:p text:style-name="P4">b) Displaying websites in Mozilla Firefox</text:p>
      <text:p text:style-name="P4">c) Installing Debian</text:p>
      <text:p text:style-name="P4">d) Covid-19</text:p>
      <text:p text:style-name="P4"/>
      <text:p text:style-name="P3">6. Which of the following has the highest compression?</text:p>
      <text:p text:style-name="P4">a) tar</text:p>
      <text:p text:style-name="P4"><text:span text:style-name="T5">b</text:span>) echo</text:p>
      <text:p text:style-name="P4"><text:span text:style-name="T5">c</text:span>) mkfile</text:p>
      <text:p text:style-name="P4">d) steam roller</text:p>
      <text:p text:style-name="P4"/>
      <text:p text:style-name="P3">7. What is the current version of openSUSE Leap?</text:p>
      <text:p text:style-name="P4">a) 15.1</text:p>
      <text:p text:style-name="P4">b) 15.4</text:p>
      <text:p text:style-name="P4">c) 15.2</text:p>
      <text:p text:style-name="P4">d) 42</text:p>
      <text:p text:style-name="P4"/>
      <text:p text:style-name="P3">8. What is the name of the package manager in openSUSE?</text:p>
      <text:p text:style-name="P4">a) zypper</text:p>
      <text:p text:style-name="P4">b) pacman</text:p>
      <text:p text:style-name="P4">c) apt-get</text:p>
      <text:p text:style-name="P4">d) brew</text:p>
      <text:p text:style-name="P4"><draw:frame text:anchor-type="paragraph" draw:z-index="8" draw:name="Text Frame 3" draw:style-name="gr1" draw:text-style-name="P8" svg:width="5.2768in" svg:height="0.3335in" svg:x="-0.4366in" svg:y="0.4154in"><draw:text-box><text:p text:style-name="P6"><text:span text:style-name="T6">Quiz has two sides. Add your name to the paper to be part of our lottery for openSUSE cool stuff.</text:span></text:p><text:p text:style-name="P6"><text:span text:style-name="T6">Please make sure to be here in person when we call out winners.</text:span></text:p></draw:text-box></draw:frame></text:p>
      <text:p text:style-name="P4"><text:soft-page-break/><text:span text:style-name="T3">9. Which command will list the contents of the current directory?</text:span></text:p>
      <text:p text:style-name="P4">a) rm - rf /</text:p>
      <text:p text:style-name="P4">b) ls -a</text:p>
      <text:p text:style-name="P4">c) listing --fcil</text:p>
      <text:p text:style-name="P4">d) cat --all</text:p>
      <text:p text:style-name="P4"/>
      <text:p text:style-name="P3">10. What will you use to increase the security of the operating system?</text:p>
      <text:p text:style-name="P4">a) Army Tank</text:p>
      <text:p text:style-name="P4">b) Respirator FFP3</text:p>
      <text:p text:style-name="P4">c) AppArmor</text:p>
      <text:p text:style-name="P4">d) AppHelmet</text:p>
      <text:p text:style-name="P4"/>
      <text:p text:style-name="P3">11. What is the name of the SUSE mascot?</text:p>
      <text:p text:style-name="P4">a) Gecko</text:p>
      <text:p text:style-name="P4">b) Geek</text:p>
      <text:p text:style-name="P4">c) Geckon</text:p>
      <text:p text:style-name="P4">d) Geeko</text:p>
      <text:p text:style-name="P4"/>
      <text:p text:style-name="P3">12. What is Open Build Service (OBS)</text:p>
      <text:p text:style-name="P4">a) system for construction companies</text:p>
      <text:p text:style-name="P4">b) system for generating documentation</text:p>
      <text:p text:style-name="P4">c) software testing system</text:p>
      <text:p text:style-name="P4">d) system for building software and distribution packages</text:p>
      <text:p text:style-name="P4"/>
      <text:p text:style-name="P3">13. One of the most widely used programming languages in openSUSE is Python. It is named after:</text:p>
      <text:p text:style-name="P4">a) anacondas</text:p>
      <text:p text:style-name="P4">b) a BBC comedy show</text:p>
      <text:p text:style-name="P4">c) a camel</text:p>
      <text:p text:style-name="P4">d) ruby</text:p>
      <text:p text:style-name="P4"/>
      <text:p text:style-name="P3">14. Who is the father of Linux?</text:p>
      <text:p text:style-name="P4">a) Torwald Linuksson</text:p>
      <text:p text:style-name="P4">b) Linus Torvalds</text:p>
      <text:p text:style-name="P4">c) Linux Tyrnux</text:p>
      <text:p text:style-name="P4">d) Sinus Urvaald</text:p>
      <text:p text:style-name="P4"/>
      <text:p text:style-name="P3">15. The default shell in openSUSE is</text:p>
      <text:p text:style-name="P4">a) ash</text:p>
      <text:p text:style-name="P4">b) bash</text:p>
      <text:p text:style-name="P4">c) zshpicture</text:p>
      <text:p text:style-name="P4">d) dash</text:p>
      <text:p text:style-name="P4"/>
      <text:p text:style-name="P3">16. What does GNOME do?</text:p>
      <text:p text:style-name="P4">a) mine gold and diamonds</text:p>
      <text:p text:style-name="P4">b) creates a desktop environment for Linux</text:p>
      <text:p text:style-name="P4">c) installs Linux programs and applications</text:p>
      <text:p text:style-name="P4"><draw:frame text:anchor-type="paragraph" draw:z-index="9" draw:name="Text Frame 5" draw:style-name="gr1" draw:text-style-name="P7" svg:width="5.8276in" svg:height="0.3335in" svg:x="1.6189in" svg:y="0.3689in"><draw:text-box><text:p text:style-name="P6"><text:span text:style-name="T6">Quiz has two sides. Add your name to the paper to be part of our lottery for openSUSE cool stuff.</text:span></text:p><text:p text:style-name="P6"><text:span text:style-name="T6">Please make sure to be here in person when we call out winners.</text:span></text:p></draw:text-box></draw:frame>d) fixes MacOS drivers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family-generic="swiss" style:font-pitch="variable"/>
    <style:font-face style:name="Noto Sans Light2" svg:font-family="'Noto Sans Light'" style:font-adornments="Light" style:font-family-generic="swiss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Noto Sans Light2" fo:font-size="8pt" officeooo:rsid="0009b918" officeooo:paragraph-rsid="0009b918" style:font-size-asian="8pt" style:font-size-complex="8pt"/>
    </style:style>
    <style:style style:name="MP2" style:family="paragraph">
      <loext:graphic-properties draw:fill-color="#73ba25"/>
    </style:style>
    <style:style style:name="MP3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P4" style:family="paragraph">
      <loext:graphic-properties draw:fill="none" draw:fill-color="#ffffff"/>
      <style:text-properties fo:color="#2f5361" loext:opacity="100%" loext:color-lum-mod="100%" loext:color-lum-off="0%" style:font-name="Source Sans Pro" fo:font-weight="bold" style:font-weight-asian="bold" style:font-weight-complex="bold"/>
    </style:style>
    <style:style style:name="MT1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T2" style:family="text">
      <style:text-properties fo:color="#2f5361" loext:opacity="100%" style:font-name="Source Sans Pro" fo:font-weight="bold" style:font-weight-asian="bold" style:font-weight-complex="bold"/>
    </style:style>
    <style:style style:name="MT3" style:family="text">
      <style:text-properties officeooo:rsid="000a67a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color="#000000" draw:fill="none" draw:fill-color="#ffffff" fo:min-height="0.2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5.8299in" fo:page-height="8.270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201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" draw:name="Shape 1" draw:style-name="Mgr1" draw:text-style-name="MP2" svg:width="5.8295in" svg:height="0.0516in" svg:x="-1.0402in" svg:y="-0.7874in"><text:p/><draw:enhanced-geometry svg:viewBox="0 0 21600 21600" draw:type="rectangle" draw:enhanced-path="M 0 0 L 21600 0 21600 21600 0 21600 0 0 Z N"/></draw:custom-shape><draw:frame text:anchor-type="paragraph" draw:z-index="5" draw:name="Text Frame 1" draw:style-name="Mgr2" draw:text-style-name="MP3" svg:width="1.0488in" svg:height="0.3232in" svg:x="3.7535in" svg:y="-0.6055in"><draw:text-box><text:p><text:span text:style-name="MT1">openSUSE</text:span></text:p></draw:text-box></draw:frame><draw:frame text:anchor-type="paragraph" draw:z-index="7" draw:name="Text Frame 2" draw:style-name="Mgr3" draw:text-style-name="MP4" svg:width="0.9598in" svg:height="0.2831in" svg:x="3.7535in" svg:y="-0.4055in"><draw:text-box><text:p><text:span text:style-name="MT2">QU1Z!</text:span></text:p></draw:text-box></draw:frame><text:span text:style-name="MT3">Your </text:span>Name:<text:span text:style-name="MT3">_____________</text:span><draw:frame draw:style-name="Mfr1" draw:name="Image1" text:anchor-type="char" svg:x="3.1217in" svg:y="-0.6736in" svg:width="0.5591in" svg:height="0.5555in" draw:z-index="3"><draw:image xlink:href="Pictures/100000010000010000000100E315EDB187116230.png" xlink:type="simple" xlink:show="embed" xlink:actuate="onLoad" draw:mime-type="image/png"/></draw:frame><text:span text:style-name="MT3">_________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2:59:31.293423798</meta:creation-date>
    <dc:date>2023-03-29T09:20:21.150785674</dc:date>
    <meta:editing-duration>PT4H9M6S</meta:editing-duration>
    <meta:editing-cycles>8</meta:editing-cycles>
    <meta:generator>LibreOffice/7.5.1.2$Linux_X86_64 LibreOffice_project/fcbaee479e84c6cd81291587d2ee68cba099e129</meta:generator>
    <meta:document-statistic meta:table-count="0" meta:image-count="1" meta:object-count="0" meta:page-count="2" meta:paragraph-count="81" meta:word-count="367" meta:character-count="1936" meta:non-whitespace-character-count="1652"/>
  </office:meta>
</office:document-meta>
</file>